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font-size-asian="13pt" style:font-style-asian="normal" style:font-size-complex="13pt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>Nome Fantasia: ${customer.commercialName}</text:p>
      <text:p text:style-name="Standard">Razão Social: ${customer.businessName}</text:p>
      <text:p text:style-name="Standard">CNPJ: ${customer.cnpj}</text:p>
      <text:p text:style-name="Standard"/>
      <text:p text:style-name="Standard">[#list courses as course]</text:p>
      <text:p text:style-name="Standard"><text:tab/><text:span text:style-name="T1">${course.code} (${course.platform.description})</text:span></text:p>
      <text:p text:style-name="Standard"><text:span text:style-name="T1"><text:tab/><text:tab/></text:span><text:span text:style-name="T2">Ementa:</text:span></text:p>
      <text:p text:style-name="P2"><text:span text:style-name="T4"><text:tab/><text:tab/>[#list course.summary as item]</text:span></text:p>
      <text:p text:style-name="P2"><text:span text:style-name="T4"><text:tab/><text:tab/></text:span><text:span text:style-name="T2">${item_index+1} - ${item.title}</text:span></text:p>
      <text:p text:style-name="P2"><text:span text:style-name="T2"><text:tab/><text:tab/></text:span><text:span text:style-name="T4"><text:tab/>[#list item.contents as content]</text:span></text:p>
      <text:p text:style-name="P2"><text:span text:style-name="T4"><text:tab/><text:tab/><text:tab/>- ${content}</text:span></text:p>
      <text:p text:style-name="P2"><text:span text:style-name="T4"><text:tab/><text:tab/><text:tab/>[/#list]</text:span></text:p>
      <text:p text:style-name="P2"><text:span text:style-name="T4"><text:tab/><text:tab/>[/#list]</text:span></text:p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12T13:30:00</dc:date>
    <meta:editing-duration>PT55M12S</meta:editing-duration>
    <meta:editing-cycles>32</meta:editing-cycles>
    <meta:generator>OpenOffice/4.1.5$Unix OpenOffice.org_project/415m1$Build-9789</meta:generator>
    <meta:document-statistic meta:table-count="0" meta:image-count="0" meta:object-count="0" meta:page-count="1" meta:paragraph-count="13" meta:word-count="31" meta:character-count="327"/>
  </office:meta>
</office:document-meta>
</file>